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aiku's source code is currently being hosted in a &lt;a href="http://subversion.org/"&gt;Subversion&lt;/a&gt; based repository. Anonymous access will allow anyone to download Haiku's source code, but this guide also provides an authenticated (non-anonymous) method to assist Haiku contributors who have commit access to the code tree.</text:p>
      <text:p text:style-name="Standard"/>
      <text:p text:style-name="Standard">&lt;div class="box-info"&gt; </text:p>
      <text:p text:style-name="Standard">The buildtools are not needed when building from within Haiku, BeOS, or Zeta. Pre-built images of Haiku already come with the buildtools pre-installed. For BeOS and Zeta, a package is available on the &lt;a href="/guides/building/pre-reqs#beos_zeta"&gt;Pre-requisite Software&lt;/a&gt; page.&lt;/div&gt;</text:p>
      <text:p text:style-name="Standard"/>
      <text:p text:style-name="Standard">[toc]</text:p>
      <text:p text:style-name="Standard"/>
      <text:p text:style-name="Standard">&lt;p&gt;&lt;a name="anon_access"&gt;&lt;/a&gt;</text:p>
      <text:p text:style-name="Standard">&lt;h2&gt;SVN Access - Anonymous testers&lt;/h2&gt;</text:p>
      <text:p text:style-name="Standard"/>
      <text:p text:style-name="Standard">&lt;ul&gt;</text:p>
      <text:p text:style-name="Standard">&lt;li&gt;&lt;h3&gt;Build Tools&lt;/h3&gt;</text:p>
      <text:p text:style-name="Standard"/>
      <text:p text:style-name="Standard">&lt;pre class="terminal"&gt;</text:p>
      <text:p text:style-name="Standard">svn checkout &lt;a href="http://svn.haiku-os.org/haiku/buildtools/trunk" title="http://svn.haiku-os.org/haiku/buildtools/trunk"&gt;http://svn.haiku-os.org/haiku/buildtools/trunk&lt;/a&gt; haiku/buildtools</text:p>
      <text:p text:style-name="Standard">&lt;/pre&gt;&lt;/li&gt; </text:p>
      <text:p text:style-name="Standard"/>
      <text:p text:style-name="Standard">&lt;li&gt;&lt;h3&gt;Haiku&lt;/h3&gt;</text:p>
      <text:p text:style-name="Standard"/>
      <text:p text:style-name="Standard">&lt;pre class="terminal"&gt;</text:p>
      <text:p text:style-name="Standard">svn checkout &lt;a href="http://svn.haiku-os.org/haiku/haiku/trunk" title="http://svn.haiku-os.org/haiku/haiku/trunk"&gt;http://svn.haiku-os.org/haiku/haiku/trunk&lt;/a&gt; haiku/haiku</text:p>
      <text:p text:style-name="Standard">&lt;/pre&gt;&lt;/li&gt; </text:p>
      <text:p text:style-name="Standard">&lt;/ul&gt;</text:p>
      <text:p text:style-name="Standard"/>
      <text:p text:style-name="Standard">&lt;a name="dev_access"&gt;&lt;/a&gt;</text:p>
      <text:p text:style-name="Standard">&lt;h2&gt;SVN Access - Contributors with commit permission&lt;/h2&gt;</text:p>
      <text:p text:style-name="Standard"/>
      <text:p text:style-name="Standard">&lt;ul&gt;</text:p>
      <text:p text:style-name="Standard">&lt;li&gt;&lt;h3&gt;Build Tools&lt;/h3&gt;</text:p>
      <text:p text:style-name="Standard"/>
      <text:p text:style-name="Standard">&lt;pre class="terminal"&gt;</text:p>
      <text:p text:style-name="Standard">svn checkout svn+ssh:&lt;a href="mailto://username@svn.haiku"&gt;&amp;#47;&amp;#47;&amp;#117;&amp;#115;&amp;#101;&amp;#114;&amp;#110;&amp;#97;&amp;#109;&amp;#101;&amp;#64;&amp;#115;&amp;#118;&amp;#110;&amp;#46;&amp;#104;&amp;#97;&amp;#105;&amp;#107;&amp;#117;&lt;/a&gt;-os.org/srv/svn/repos/haiku/buildtools/trunk haiku/buildtools</text:p>
      <text:p text:style-name="Standard">&lt;/pre&gt;&lt;/li&gt;</text:p>
      <text:p text:style-name="Standard"/>
      <text:p text:style-name="Standard">&lt;li&gt;&lt;h3&gt;Haiku:&lt;/h3&gt;</text:p>
      <text:p text:style-name="Standard"/>
      <text:p text:style-name="Standard">&lt;pre class="terminal"&gt;</text:p>
      <text:p text:style-name="Standard">svn checkout svn+ssh:&lt;a href="mailto://username@svn.haiku"&gt;&amp;#47;&amp;#47;&amp;#117;&amp;#115;&amp;#101;&amp;#114;&amp;#110;&amp;#97;&amp;#109;<text:soft-page-break/>&amp;#101;&amp;#64;&amp;#115;&amp;#118;&amp;#110;&amp;#46;&amp;#104;&amp;#97;&amp;#105;&amp;#107;&amp;#117;&lt;/a&gt;-os.org/srv/svn/repos/haiku/haiku/trunk haiku/haiku</text:p>
      <text:p text:style-name="Standard">&lt;/pre&gt;&lt;/li&gt;</text:p>
      <text:p text:style-name="Standard">&lt;/ul&gt;</text:p>
      <text:p text:style-name="Standard"/>
      <text:p text:style-name="Standard">&lt;h2&gt;Miscellaneous Notes&lt;/h2&gt;</text:p>
      <text:p text:style-name="Standard"/>
      <text:p text:style-name="Standard">&lt;ul&gt;</text:p>
      <text:p text:style-name="Standard">&lt;li&gt;&lt;h3&gt;Case Sensitive Filesystem&lt;/h3&gt;</text:p>
      <text:p text:style-name="Standard"/>
      <text:p text:style-name="Standard">&lt;div class="box-warning"&gt;</text:p>
      <text:p text:style-name="Standard">Haiku's source code needs to reside on a case sensitive file system.&lt;/div&gt;</text:p>
      <text:p text:style-name="Standard"/>
      <text:p text:style-name="Standard">In short, such a file system recognizes "ThisIsAFile.txt" and "THISISAFILE.txt" as two different files. Some file systems that are (or could be) case in-sensitive include, FAT32, NTFS, and HFS+. Mac OS X's HFS+ is case in-sensitive by default. For more information regarding how to create a case-sensitive HFS+ volume, see &lt;a href="http://www.haiku-os.org/node/2301#part_diskimage"&gt;this article&lt;/a&gt;.&lt;/li&gt;</text:p>
      <text:p text:style-name="Standard"/>
      <text:p text:style-name="Standard">&lt;li&gt;&lt;h3&gt;SVN_SSH variable&lt;/h3&gt;</text:p>
      <text:p text:style-name="Standard"/>
      <text:p text:style-name="Standard">If your local user account is different from your login name at svn.haiku-os.org, the SVN_SSH variable must be set a bit differently for things to work when using &lt;span class="cli"&gt;svn+ssh://&lt;/span&gt;.</text:p>
      <text:p text:style-name="Standard"/>
      <text:p text:style-name="Standard">&lt;pre class="terminal"&gt;export SVN_SSH="ssh -l developername"&lt;/pre&gt;&lt;/li&gt; </text:p>
      <text:p text:style-name="Standard"/>
      <text:p text:style-name="Standard">&lt;li&gt;&lt;h3&gt;Converting your local SVN repository to use another &amp;lt;url&amp;gt;&lt;/h3&gt;</text:p>
      <text:p text:style-name="Standard"/>
      <text:p text:style-name="Standard">If you already downloaded the repository over SVN and want to convert it to the HTTP protocol, you can use &lt;span class="cli"&gt;svn switch --relocate&lt;/span&gt;. For more information, run &lt;span class="cli"&gt;svn help switch&lt;/span&gt; from the Terminal.</text:p>
      <text:p text:style-name="Standard"/>
      <text:p text:style-name="Standard">&lt;h4&gt;Switching Haiku from BerliOS to svn.haiku-os.org&lt;/h4&gt;</text:p>
      <text:p text:style-name="Standard"/>
      <text:p text:style-name="Standard">&lt;pre class="terminal"&gt;</text:p>
      <text:p text:style-name="Standard">cd path/haiku/haiku/</text:p>
      <text:p text:style-name="Standard">svn switch --relocate svn://svn.berlios.de/haiku/haiku/trunk &lt;a href="http://svn.haiku-os.org/haiku/haiku/trunk" title="http://svn.haiku-os.org/haiku/haiku/trunk"&gt;http://svn.haiku-os.org/haiku/haiku/trunk&lt;/a&gt; </text:p>
      <text:p text:style-name="Standard">&lt;/pre&gt;&lt;/li&gt;</text:p>
      <text:p text:style-name="Standard"/>
      <text:p text:style-name="Standard">&lt;li&gt;&lt;h3&gt;Updating the Sources&lt;/h3&gt;</text:p>
      <text:p text:style-name="Standard"/>
      <text:p text:style-name="Standard">&lt;pre class="terminal"&gt;</text:p>
      <text:p text:style-name="Standard">cd /path/haiku/haiku</text:p>
      <text:p text:style-name="Standard">svn update</text:p>
      <text:p text:style-name="Standard">&lt;/pre&gt;</text:p>
      <text:p text:style-name="Standard"/>
      <text:p text:style-name="Standard">Alternatively, a single path or multiple paths can be given to &lt;span class="cli"&gt;svn update&lt;/span&gt;. <text:soft-page-break/>This will allow you to run the following command from any directory. This becomes extremely useful if you use an &lt;a href="/guides/building/configure/different-generated"&gt;external object directory&lt;/a&gt;, or if you wish to update both the buildtools and haiku directories at the same time.</text:p>
      <text:p text:style-name="Standard"/>
      <text:p text:style-name="Standard">&lt;pre class="terminal"&gt;svn update /path/haiku/haiku /path/haiku/buildtools&lt;/pre&gt;&lt;/li&gt;</text:p>
      <text:p text:style-name="Standard">&lt;/u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05T11:31:41.06</meta:creation-date>
    <meta:document-statistic meta:table-count="0" meta:image-count="0" meta:object-count="0" meta:page-count="3" meta:paragraph-count="52" meta:word-count="388" meta:character-count="3925"/>
    <dc:date>2011-02-05T11:32:09.88</dc:date>
    <meta:editing-duration>PT00H00M28S</meta:editing-duration>
    <meta:editing-cycles>1</meta:editing-cycles>
    <meta:generator>OpenOffice.org/3.0$Win32 OpenOffice.org_project/300m9$Build-9358</meta:generator>
  </office:meta>
</office:document-meta>
</file>